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.setBoxList( List &lt; Box &gt; box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setOffsetY( int offse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meSnapShot.get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meSnapShot.setBlock(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meSnapShot.GameSnapSh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setOffsetX( int offse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setX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meSnapShot.GameSnapShot( Box [ ] [ ] boxs ,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.setCenterBox( Box center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uin57.test_multi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ameSnapShot.getBox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meSnapShot.setBoxs( Box [ ] [ ] box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setY(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Center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Offs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Box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Offs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